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rts, Functionified Version.</text:p>
      <text:p text:style-name="Standard"/>
      <text:p text:style-name="Standard">Behaviour:</text:p>
      <text:p text:style-name="Standard"/>
      <text:p text:style-name="Standard"/>
      <text:p text:style-name="Standard">Each player alone from 301 points (100,000 iterations):</text:p>
      <text:p text:style-name="Standard"/>
      <text:p text:style-name="Standard"><draw:frame draw:style-name="fr1" draw:name="Object1" text:anchor-type="paragraph" svg:x="2.856cm" svg:y="0.46cm" svg:width="4.517cm" svg:height="6.77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9.603cm" svg:y="0.473cm" svg:width="4.517cm" svg:height="6.77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3" text:anchor-type="paragraph" svg:x="-0.101cm" svg:y="0.471cm" svg:width="17.203cm" svg:height="12.21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Competitive Play:</text:p>
      <text:p text:style-name="Standard"/>
      <text:p text:style-name="Standard">Joe vs Sid, Joe plays first in all games [100,000 games]:</text:p>
      <text:p text:style-name="Standard"/>
      <text:p text:style-name="Standard">Joe wins 56.641%</text:p>
      <text:p text:style-name="Standard">Sid wins 43.359%</text:p>
      <text:p text:style-name="Standard"/>
      <text:p text:style-name="Standard"/>
      <text:p text:style-name="Standard">Joe vs Sid, Sid plays first in all games [100,000 games]:</text:p>
      <text:p text:style-name="Standard"/>
      <text:p text:style-name="Standard">Joe wins 38.11%</text:p>
      <text:p text:style-name="Standard">Sid wins 61.89%</text:p>
      <text:p text:style-name="Standard"/>
      <text:p text:style-name="Standard"/>
      <text:p text:style-name="Standard">Joe vs Sid, Coin toss to start, loser goes first thereafter [100,000 games]:</text:p>
      <text:p text:style-name="Standard"/>
      <text:p text:style-name="Standard">Joe wins 47.693%</text:p>
      <text:p text:style-name="Standard">Sid wins 52.307%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ss Davies</meta:initial-creator>
    <meta:creation-date>2012-02-15T16:16:51.55</meta:creation-date>
    <dc:date>2012-02-21T20:34:24.68</dc:date>
    <dc:creator>Ross Davies</dc:creator>
    <meta:editing-duration>PT00H11M36S</meta:editing-duration>
    <meta:editing-cycles>2</meta:editing-cycles>
    <meta:generator>OpenOffice.org/3.2$Win32 OpenOffice.org_project/320m18$Build-9502</meta:generator>
    <meta:document-statistic meta:table-count="0" meta:image-count="0" meta:object-count="3" meta:page-count="2" meta:paragraph-count="13" meta:word-count="67" meta:character-count="3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 style:data-style-name="N11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>
            <text:p>Joe</text:p>
          </table:table-cell>
          <table:table-cell table:style-name="ce1"/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>
            <text:p>Throws</text:p>
          </table:table-cell>
          <table:table-cell table:style-name="ce1" office:value-type="string">
            <text:p>Proportio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10419">
            <text:p>10.42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15014">
            <text:p>15.01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27742">
            <text:p>27.74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0.22744">
            <text:p>22.74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percentage" office:value="0.13072">
            <text:p>13.07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percentage" office:value="0.06326">
            <text:p>6.33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percentage" office:value="0.02787">
            <text:p>2.79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percentage" office:value="0.01197">
            <text:p>1.20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percentage" office:value="0.00446">
            <text:p>0.45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percentage" office:value="0.00176">
            <text:p>0.18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percentage" office:value="0.00054">
            <text:p>0.05%</text:p>
          </table:table-cell>
        </table:table-row>
        <table:table-row table:style-name="ro1">
          <table:table-cell table:style-name="ce2" office:value-type="string">
            <text:p>18 or more</text:p>
          </table:table-cell>
          <table:table-cell office:value-type="percentage" office:value="0.00023">
            <text:p>0.02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21/02/2012</text:date>, <text:time>20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 style:data-style-name="N11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3"/>
          <table:table-cell office:value-type="string">
            <text:p>Sid</text:p>
          </table:table-cell>
          <table:table-cell table:style-name="ce1"/>
        </table:table-row>
        <table:table-row table:style-name="ro1">
          <table:table-cell table:number-columns-repeated="4"/>
          <table:table-cell table:style-name="ce1"/>
        </table:table-row>
        <table:table-row table:style-name="ro1">
          <table:table-cell table:number-columns-repeated="3"/>
          <table:table-cell office:value-type="string">
            <text:p>Throws</text:p>
          </table:table-cell>
          <table:table-cell table:style-name="ce1" office:value-type="string">
            <text:p>Proportion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percentage" office:value="0.12369">
            <text:p>12.37%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percentage" office:value="0.16547">
            <text:p>16.55%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percentage" office:value="0.28079">
            <text:p>28.08%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percentage" office:value="0.21835">
            <text:p>21.84%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percentage" office:value="0.12008">
            <text:p>12.01%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percentage" office:value="0.05468">
            <text:p>5.47%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percentage" office:value="0.02294">
            <text:p>2.29%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percentage" office:value="0.00929">
            <text:p>0.93%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percentage" office:value="0.00323">
            <text:p>0.32%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percentage" office:value="0.00113">
            <text:p>0.11%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percentage" office:value="0.00023">
            <text:p>0.02%</text:p>
          </table:table-cell>
        </table:table-row>
        <table:table-row table:style-name="ro1">
          <table:table-cell table:number-columns-repeated="3"/>
          <table:table-cell table:style-name="ce2" office:value-type="string">
            <text:p>18 or more</text:p>
          </table:table-cell>
          <table:table-cell office:value-type="percentage" office:value="0.00012">
            <text:p>0.01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21/02/2012</text:date>, <text:time>20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2cm" svg:height="12.214cm" xlink:href="." chart:class="chart:scatter" chart:style-name="ch1">
        <chart:legend chart:legend-position="end" svg:x="15.758cm" svg:y="5.586cm" chart:style-name="ch2"/>
        <chart:plot-area chart:style-name="ch3" chart:data-source-has-labels="both" svg:x="0.344cm" svg:y="0.244cm" svg:width="15.071cm" svg:height="11.482cm">
          <chart:axis chart:dimension="x" chart:name="primary-x" chart:style-name="ch4">
            <chart:categories table:cell-range-address="local-table.$A$2:.$A$12"/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8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Joe</text:p>
              </table:table-cell>
              <table:table-cell office:value-type="string">
                <text:p/>
              </table:table-cell>
              <table:table-cell office:value-type="string">
                <text:p>S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0419">
                <text:p>0.10419</text:p>
              </table:table-cell>
              <table:table-cell office:value-type="float" office:value="7">
                <text:p>7</text:p>
              </table:table-cell>
              <table:table-cell office:value-type="float" office:value="0.12369">
                <text:p>0.123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5014">
                <text:p>0.15014</text:p>
              </table:table-cell>
              <table:table-cell office:value-type="float" office:value="8">
                <text:p>8</text:p>
              </table:table-cell>
              <table:table-cell office:value-type="float" office:value="0.16547">
                <text:p>0.16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742">
                <text:p>0.27742</text:p>
              </table:table-cell>
              <table:table-cell office:value-type="float" office:value="9">
                <text:p>9</text:p>
              </table:table-cell>
              <table:table-cell office:value-type="float" office:value="0.28079">
                <text:p>0.28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2744">
                <text:p>0.22744</text:p>
              </table:table-cell>
              <table:table-cell office:value-type="float" office:value="10">
                <text:p>10</text:p>
              </table:table-cell>
              <table:table-cell office:value-type="float" office:value="0.21835">
                <text:p>0.21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13072">
                <text:p>0.13072</text:p>
              </table:table-cell>
              <table:table-cell office:value-type="float" office:value="11">
                <text:p>11</text:p>
              </table:table-cell>
              <table:table-cell office:value-type="float" office:value="0.12008">
                <text:p>0.12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6326">
                <text:p>0.06326</text:p>
              </table:table-cell>
              <table:table-cell office:value-type="float" office:value="12">
                <text:p>12</text:p>
              </table:table-cell>
              <table:table-cell office:value-type="float" office:value="0.05468">
                <text:p>0.054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2787">
                <text:p>0.02787</text:p>
              </table:table-cell>
              <table:table-cell office:value-type="float" office:value="13">
                <text:p>13</text:p>
              </table:table-cell>
              <table:table-cell office:value-type="float" office:value="0.02294">
                <text:p>0.02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01197">
                <text:p>0.01197</text:p>
              </table:table-cell>
              <table:table-cell office:value-type="float" office:value="14">
                <text:p>14</text:p>
              </table:table-cell>
              <table:table-cell office:value-type="float" office:value="0.00929">
                <text:p>0.00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.00446">
                <text:p>0.00446</text:p>
              </table:table-cell>
              <table:table-cell office:value-type="float" office:value="15">
                <text:p>15</text:p>
              </table:table-cell>
              <table:table-cell office:value-type="float" office:value="0.00323">
                <text:p>0.00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.00176">
                <text:p>0.00176</text:p>
              </table:table-cell>
              <table:table-cell office:value-type="float" office:value="16">
                <text:p>16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0.00054">
                <text:p>0.00054</text:p>
              </table:table-cell>
              <table:table-cell office:value-type="float" office:value="17">
                <text:p>17</text:p>
              </table:table-cell>
              <table:table-cell office:value-type="float" office:value="0.00023">
                <text:p>0.000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